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8305"/>
    </style:style>
    <style:style style:name="P2" style:family="paragraph" style:parent-style-name="Standard">
      <style:text-properties fo:language="en" fo:country="US" officeooo:rsid="001156c3" officeooo:paragraph-rsid="001156c3"/>
    </style:style>
    <style:style style:name="P3" style:family="paragraph" style:parent-style-name="Standard">
      <style:text-properties officeooo:paragraph-rsid="001156c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8305"/>
    </style:style>
    <style:style style:name="T3" style:family="text">
      <style:text-properties fo:language="en" fo:country="US" officeooo:rsid="001156c3"/>
    </style:style>
    <style:style style:name="T4" style:family="text">
      <style:text-properties officeooo:rsid="001156c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15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Документация по приложению для управления инвентарем</text:p>
      <text:p text:style-name="Standard"/>
      <text:p text:style-name="Standard"><text:s/>1. Архитектура приложения</text:p>
      <text:p text:style-name="Standard"/>
      <text:p text:style-name="Standard"><text:s/>1.1. Общее описание</text:p>
      <text:p text:style-name="Standard">Приложение для управления инвентарем разработано с использованием платформы WPF на языке C<text:span text:style-name="T2">#</text:span>. Оно позволяет пользователю управлять товарами на складе, включая добавление, удаление, редактирование, поиск, а также импорт и экспорт данных в формате CSV.</text:p>
      <text:p text:style-name="Standard"/>
      <text:p text:style-name="Standard"><text:s/>1.2. Архитектура</text:p>
      <text:p text:style-name="Standard">Приложение построено по принципам MVVM, что обеспечивает разделение логики, данных и интерфейса.</text:p>
      <text:p text:style-name="Standard"/>
      <text:p text:style-name="Standard">Model (Модель):</text:p>
      <text:p text:style-name="Standard"><text:s/>Класс Product: представляет товар с полями Id, Name, Quantity, Price.</text:p>
      <text:p text:style-name="Standard"><text:s/>Класс InventoryRepository: отвечает за хранение и управление данными (добавление, удаление, поиск, импорт/экспорт).</text:p>
      <text:p text:style-name="Standard"/>
      <text:p text:style-name="Standard">ViewModel (Модель представления):</text:p>
      <text:p text:style-name="Standard"><text:s/>Класс MainViewModel: связывает данные (модель) с интерфейсом (View). Содержит логику <text:s text:c="2"/>для работы с данными, включая фильтрацию и обновление списка товаров.</text:p>
      <text:p text:style-name="Standard"/>
      <text:p text:style-name="Standard">View (Представление):</text:p>
      <text:p text:style-name="Standard"><text:s/>Окно MainWindow: основной интерфейс приложения, содержащий ListView для отображения товаров и кнопки для управления.</text:p>
      <text:p text:style-name="Standard"><text:span text:style-name="T4"><text:s/>О</text:span>кно AddEditWindow: используется для добавления или редактирования товаров.</text:p>
      <text:p text:style-name="Standard"/>
      <text:p text:style-name="Standard"><text:s/>1.3. Используемые технологии и библиотеки</text:p>
      <text:p text:style-name="Standard">Язык программирования: C<text:span text:style-name="T3">#</text:span></text:p>
      <text:p text:style-name="Standard">Платформа: .NET Framework</text:p>
      <text:p text:style-name="Standard">GUI: WPF</text:p>
      <text:p text:style-name="Standard">Библиотеки:</text:p>
      <text:p text:style-name="Standard"><text:s text:c="2"/>Стандартные библиотеки .NET для работы с файлами (System.IO), коллекциями (System.Collections.Generic) и привязкой данных (System.ComponentModel).</text:p>
      <text:p text:style-name="Standard"><text:s text:c="2"/>Для работы с CSV-файлами используется стандартный подход без сторонних библиотек.</text:p>
      <text:p text:style-name="Standard"/>
      <text:p text:style-name="Standard"><text:s/>2. Инструкции по установке и запуску</text:p>
      <text:p text:style-name="Standard"/>
      <text:p text:style-name="Standard"><text:s/>2.1. Требования</text:p>
      <text:p text:style-name="Standard">Операционная система: Windows 10 или выше.</text:p>
      <text:p text:style-name="Standard">Установленная среда выполнения .NET Framework 4.8 или .NET Core 3.1/5.0/6.0.</text:p>
      <text:p text:style-name="Standard">Рекомендуемая среда разработки: Visual Studio 2019 или выше.</text:p>
      <text:p text:style-name="Standard"/>
      <text:p text:style-name="Standard"><text:s/>2.2. Установка</text:p>
      <text:p text:style-name="Standard">1. Скачайте исходный код приложения из репозитория.</text:p>
      <text:p text:style-name="Standard">2. Откройте решение (InventoryApp.sln) в Visual Studio.</text:p>
      <text:p text:style-name="Standard">3. Восстановите зависимости (если требуется).</text:p>
      <text:p text:style-name="Standard"/>
      <text:p text:style-name="Standard"><text:s/>2.3. Запуск</text:p>
      <text:p text:style-name="Standard">1. В Visual Studio нажмите F5</text:p>
      <text:p text:style-name="Standard">2. Приложение запустится, и откроется главное окно.</text:p>
      <text:p text:style-name="P1">компилированный файл будет находиться в папке bin\Debug или bin\Release.</text:p>
      <text:p text:style-name="Standard"><text:soft-page-break/>3. Основные функции приложения</text:p>
      <text:p text:style-name="Standard"/>
      <text:p text:style-name="Standard"><text:s/>3.1. Добавление товара</text:p>
      <text:p text:style-name="Standard">Описание: Позволяет добавить новый товар в список.</text:p>
      <text:p text:style-name="Standard">Пример использования:</text:p>
      <text:p text:style-name="Standard"><text:s text:c="2"/>1. Нажмите кнопку "Добавить".</text:p>
      <text:p text:style-name="Standard"><text:s text:c="2"/>2. В открывшемся окне введите данные о товаре (ID, название, количество, цена).</text:p>
      <text:p text:style-name="Standard"><text:s text:c="2"/>3. Нажмите "Сохранить".</text:p>
      <text:p text:style-name="Standard"/>
      <text:p text:style-name="Standard"><text:s/>3.2. Редактирование товара</text:p>
      <text:p text:style-name="Standard">Описание: Позволяет изменить данные существующего товара.</text:p>
      <text:p text:style-name="Standard">Пример использования:</text:p>
      <text:p text:style-name="Standard"><text:s text:c="2"/>1. Выберите товар в списке.</text:p>
      <text:p text:style-name="Standard"><text:s text:c="2"/>2. Нажмите кнопку "Изменить".</text:p>
      <text:p text:style-name="Standard"><text:s text:c="2"/>3. В открывшемся окне измените данные.</text:p>
      <text:p text:style-name="Standard"><text:s text:c="2"/>4. Нажмите "Сохранить".</text:p>
      <text:p text:style-name="Standard"/>
      <text:p text:style-name="Standard"><text:s/>3.3. Удаление товара</text:p>
      <text:p text:style-name="Standard">Описание: Позволяет удалить товар из списка.</text:p>
      <text:p text:style-name="Standard">Пример использования:</text:p>
      <text:p text:style-name="Standard"><text:s text:c="2"/>1. Выберите товар в списке.</text:p>
      <text:p text:style-name="Standard"><text:s text:c="2"/>2. Нажмите кнопку "Удалить".</text:p>
      <text:p text:style-name="Standard"><text:s text:c="2"/>3. Подтвердите удаление.</text:p>
      <text:p text:style-name="Standard"/>
      <text:p text:style-name="Standard"><text:s/>3.4. Поиск товара</text:p>
      <text:p text:style-name="Standard">Описание: Позволяет найти товар по названию.</text:p>
      <text:p text:style-name="Standard">Пример использования:</text:p>
      <text:p text:style-name="Standard"><text:s text:c="2"/>1. Введите текст в поле поиска.</text:p>
      <text:p text:style-name="Standard"><text:s text:c="2"/>2. Список товаров автоматически обновится, отображая только те товары, название которых содержит введенный текст.</text:p>
      <text:p text:style-name="Standard"/>
      <text:p text:style-name="Standard"><text:s/>3.5. Импорт данных из CSV</text:p>
      <text:p text:style-name="Standard">Описание: Позволяет загрузить данные о товарах из CSV-файла.</text:p>
      <text:p text:style-name="Standard">Пример использования:</text:p>
      <text:p text:style-name="P2"><text:s text:c="2"/>1. Нажмите кнопку "<text:span text:style-name="T5">Меню</text:span>".</text:p>
      <text:p text:style-name="Standard"><text:s text:c="2"/><text:span text:style-name="T3">2</text:span>. Нажмите кнопку "Импорт CSV".</text:p>
      <text:p text:style-name="Standard"><text:s text:c="2"/><text:span text:style-name="T3">3</text:span>. Выберите CSV-файл.</text:p>
      <text:p text:style-name="Standard"><text:s text:c="2"/><text:span text:style-name="T3">4</text:span>. Данные из файла будут загружены и отображены в списке.</text:p>
      <text:p text:style-name="Standard"/>
      <text:p text:style-name="Standard"><text:s/>3.6. Экспорт данных в CSV</text:p>
      <text:p text:style-name="Standard">Описание: Позволяет сохранить данные о товарах в CSV-файл.</text:p>
      <text:p text:style-name="P3">Пример использования:</text:p>
      <text:p text:style-name="P2"><text:s text:c="2"/>1. Нажмите кнопку "<text:span text:style-name="T5">Меню</text:span>".</text:p>
      <text:p text:style-name="Standard"><text:s text:c="2"/><text:span text:style-name="T4">2</text:span>. Нажмите кнопку "Экспорт CSV".</text:p>
      <text:p text:style-name="Standard"><text:s text:c="2"/><text:span text:style-name="T4">3</text:span>. Укажите путь для сохранения файла.</text:p>
      <text:p text:style-name="Standard"><text:s text:c="2"/><text:span text:style-name="T4">4</text:span>. Данные будут сохранены в выбранный файл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4">4</text:span>. Дополнительные сведения</text:p>
      <text:p text:style-name="Standard"/>
      <text:p text:style-name="Standard"><text:s/><text:span text:style-name="T4">4</text:span>.1. Обработка ошибок</text:p>
      <text:p text:style-name="Standard">При вводе некорректных данных (например, отрицательное количество или цена) выводится сообщение об ошибке.</text:p>
      <text:p text:style-name="Standard">При импорте CSV-файла с некорректным форматом данные не загружаются, и выводится сообщение об ошибке.</text:p>
      <text:p text:style-name="Standard"/>
      <text:p text:style-name="Standard"><text:s/><text:span text:style-name="T4">4</text:span>.2. Расширение функциональности</text:p>
      <text:p text:style-name="P3">Доба<text:span text:style-name="T4">вление</text:span> <text:span text:style-name="T4">работы с любыми </text:span><text:span text:style-name="T3">CSV-</text:span><text:span text:style-name="T6">файлами</text:span>.</text:p>
      <text:p text:style-name="P3">Доба<text:span text:style-name="T4">вление</text:span> поддержк<text:span text:style-name="T4">и</text:span> других форматов файлов (например, JSON или Excel).</text:p>
      <text:p text:style-name="Standard"/>
      <text:p text:style-name="Standard"><text:s/><text:span text:style-name="T4">5</text:span>. Заключение</text:p>
      <text:p text:style-name="Standard">Приложение для управления инвентарем предоставляет удобный интерфейс для работы с товарами на складе. Оно поддерживает основные операции (добавление, удаление, редактирование, поиск) и позволяет импортировать/экспортировать данные в формате CSV. Архитектура приложения построена с использованием MVVM, что обеспечивает гибкость и легкость расшир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20:10:26.611000000</meta:creation-date>
    <dc:date>2025-03-19T15:45:22.612000000</dc:date>
    <meta:editing-duration>PT12M5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3" meta:paragraph-count="82" meta:word-count="529" meta:character-count="4123" meta:non-whitespace-character-count="3607"/>
  </office:meta>
</office:document-meta>
</file>